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/>
    </style:style>
    <style:style style:name="P2" style:parent-style-name="Normal" style:family="paragraph">
      <style:paragraph-properties fo:margin-bottom="0in" fo:line-height="100%"/>
    </style:style>
    <style:style style:name="P3" style:parent-style-name="Normal" style:family="paragraph">
      <style:paragraph-properties fo:text-align="justify" fo:margin-bottom="0in" fo:line-height="100%" fo:text-indent="0.1972in"/>
    </style:style>
    <style:style style:name="P4" style:parent-style-name="Normal" style:family="paragraph">
      <style:paragraph-properties fo:text-align="justify" fo:margin-bottom="0in" fo:line-height="100%" fo:text-indent="0.1972in"/>
    </style:style>
    <style:style style:name="P5" style:parent-style-name="Normal" style:family="paragraph">
      <style:paragraph-properties fo:text-align="justify" fo:margin-bottom="0in" fo:line-height="100%" fo:text-indent="0.1972in"/>
    </style:style>
    <style:style style:name="T6" style:parent-style-name="Fonteparág.padrão" style:family="text">
      <style:text-properties fo:font-style="italic" style:font-style-asian="italic"/>
    </style:style>
  </office:automatic-styles>
  <office:body>
    <office:text text:use-soft-page-breaks="true">
      <text:p text:style-name="P1">Fragments</text:p>
      <text:p text:style-name="P2"/>
      <text:p text:style-name="P3">Até um tempo atrás o desenvolvimento de aplicativos para smartphones e tablet’s era engessado, tendo que criar diversos XML’s diferentes para cada tamanho de tela.</text:p>
      <text:p text:style-name="P4">API criada pela própria android.com visa a componentização dos aplicativos android para que<text:s/>cada Activity fique responsável pela sua<text:s/>regra de negócio e<text:s/>suas<text:s/>views, facilitando a manutenção e o controle dos diferentes layouts da aplicação. Existem diversas classes nessa API, a mais utilizada é a FragmentActivity que é uma extensão da Activity, por esse motivo a FragmentActivity herda todos os métodos da sua classe pai. Esta API auxilia na criação das views dinamicamente de acordo com inputs.<text:s/>A ideia é que numa Activity da aplicação existam uma ou mais FragmentActivities e cada uma dessas FragmentActivities possuam nelas a sua própria regra de negócio, retirando assim o código maçante e complexo de uma única Activity que anteriormente era modelada, ou seja, código limpo, componentizado e com alto grau de manutenibilidade.</text:p>
      <text:p text:style-name="P5">Outra e não menos importante<text:s/>classe<text:s/>desta API<text:s/>é<text:s/>a FragmentTransaction que serve para<text:s/>o gerenciamento das Fragment’s. Uma das funções desta classe é a “<text:span text:style-name="T6">back stack”</text:span>, que armazena uma pilha de execução de cada FragmentTransaction, assim quando o usuário apertar na tecla voltar do aparelho os telas anteriores são mantida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rcilio.nascimento</meta:initial-creator>
    <dc:creator>ercilio.nascimento</dc:creator>
    <meta:creation-date>2013-04-22T12:39:00Z</meta:creation-date>
    <dc:date>2013-04-22T13:09:00Z</dc:date>
    <meta:template xlink:href="Normal.dotm" xlink:type="simple"/>
    <meta:editing-cycles>3</meta:editing-cycles>
    <meta:editing-duration>PT1800S</meta:editing-duration>
    <meta:document-statistic meta:page-count="1" meta:paragraph-count="2" meta:word-count="207" meta:character-count="1326" meta:row-count="9" meta:non-whitespace-character-count="1121"/>
  </office:meta>
</office:document-meta>
</file>